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8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b1284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" style:family="paragraph" style:parent-style-name="Heading_20_1" style:list-style-name="WWNum1"/>
    <style:style style:name="P10" style:family="paragraph" style:parent-style-name="Heading_20_3" style:list-style-name="WWNum1"/>
    <style:style style:name="P1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3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40d98"/>
    </style:style>
    <style:style style:name="P15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12843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20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81d41a" loext:opacity="100%" officeooo:rsid="02aa5253" officeooo:paragraph-rsid="02aa5253"/>
    </style:style>
    <style:style style:name="P25" style:family="paragraph" style:parent-style-name="Table_20_Contents" style:list-style-name="L1">
      <style:paragraph-properties fo:text-align="start" style:justify-single-word="false"/>
      <style:text-properties fo:color="#81d41a" loext:opacity="100%" officeooo:rsid="02b2f310" officeooo:paragraph-rsid="02b2f310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27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85d32d" officeooo:paragraph-rsid="02a40d98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285d32d" officeooo:paragraph-rsid="02b12843"/>
    </style:style>
    <style:style style:name="P30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P35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ac749b"/>
    </style:style>
    <style:style style:name="P36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b12843"/>
    </style:style>
    <style:style style:name="P37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e0534" officeooo:paragraph-rsid="02ae0534"/>
    </style:style>
    <style:style style:name="P38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4507b" officeooo:paragraph-rsid="02b4507b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4.1000003814697pt" fo:font-weight="bold" officeooo: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" style:family="text">
      <style:text-properties style:use-window-font-color="true" loext:opacity="0%" style:font-name="Liberation Sans" fo:font-size="14.1000003814697pt" fo:font-weight="bold" officeooo:rsid="02a807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8" style:family="text">
      <style:text-properties style:use-window-font-color="true" loext:opacity="0%" style:font-name="Liberation Sans" fo:font-size="14.1000003814697pt" fo:font-weight="bold" officeooo:rsid="02b1284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9" style:family="text">
      <style:text-properties style:use-window-font-color="true" loext:opacity="0%" style:text-line-through-style="none" style:text-line-through-type="none"/>
    </style:style>
    <style:style style:name="T10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11" style:family="text">
      <style:text-properties style:use-window-font-color="true" loext:opacity="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12" style:family="text">
      <style:text-properties style:use-window-font-color="true" loext:opacity="0%" officeooo:rsid="02909524"/>
    </style:style>
    <style:style style:name="T13" style:family="text">
      <style:text-properties officeooo:rsid="027e4b16"/>
    </style:style>
    <style:style style:name="T14" style:family="text">
      <style:text-properties officeooo:rsid="027f4348"/>
    </style:style>
    <style:style style:name="T15" style:family="text">
      <style:text-properties officeooo:rsid="0280ebf0"/>
    </style:style>
    <style:style style:name="T16" style:family="text">
      <style:text-properties officeooo:rsid="02819629"/>
    </style:style>
    <style:style style:name="T17" style:family="text">
      <style:text-properties officeooo:rsid="0282ff73"/>
    </style:style>
    <style:style style:name="T18" style:family="text">
      <style:text-properties officeooo:rsid="02836249"/>
    </style:style>
    <style:style style:name="T19" style:family="text">
      <style:text-properties officeooo:rsid="0283a02d"/>
    </style:style>
    <style:style style:name="T20" style:family="text">
      <style:text-properties officeooo:rsid="0283ac78"/>
    </style:style>
    <style:style style:name="T21" style:family="text">
      <style:text-properties fo:color="#ff0000" loext:opacity="100%"/>
    </style:style>
    <style:style style:name="T22" style:family="text">
      <style:text-properties fo:color="#ff0000" loext:opacity="100%" officeooo:rsid="0289ea00"/>
    </style:style>
    <style:style style:name="T23" style:family="text">
      <style:text-properties fo:color="#ff0000" loext:opacity="100%" officeooo:rsid="028cdc51"/>
    </style:style>
    <style:style style:name="T24" style:family="text">
      <style:text-properties fo:color="#ff0000" loext:opacity="100%" officeooo:rsid="02909524"/>
    </style:style>
    <style:style style:name="T25" style:family="text">
      <style:text-properties fo:color="#ff0000" loext:opacity="100%" style:text-line-through-style="none" style:text-line-through-type="none"/>
    </style:style>
    <style:style style:name="T26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7" style:family="text">
      <style:text-properties fo:color="#ff0000" loext:opacity="10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28" style:family="text">
      <style:text-properties fo:color="#ff0000" loext:opacity="100%" style:text-line-through-style="none" style:text-line-through-type="none" style:font-name="Liberation Sans" fo:font-size="12pt" officeooo:rsid="02b12843" style:font-name-asian="Microsoft YaHei" style:font-size-asian="12pt" style:font-name-complex="Lucida Sans" style:font-size-complex="12pt"/>
    </style:style>
    <style:style style:name="T29" style:family="text">
      <style:text-properties fo:color="#ff0000" loext:opacity="100%" officeooo:rsid="029f3cfc"/>
    </style:style>
    <style:style style:name="T30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31" style:family="text">
      <style:text-properties officeooo:rsid="027cd86a"/>
    </style:style>
    <style:style style:name="T32" style:family="text">
      <style:text-properties officeooo:rsid="02961725"/>
    </style:style>
    <style:style style:name="T33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style:style style:name="T34" style:family="text">
      <style:text-properties officeooo:rsid="02b647b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45843337" text:style-name="WWNum1">
        <text:list-item>
          <text:h text:style-name="P9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10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Gondramos (Jacq)</text:p>
          </table:table-cell>
          <table:table-cell table:style-name="Table1.B1" office:value-type="string">
            <text:p text:style-name="P4">Earth elementalist <text:span text:style-name="T14">h</text:span>akaan - <text:span text:style-name="T22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5">Hyde </text:span>(Jaspin)</text:p>
          </table:table-cell>
          <table:table-cell table:style-name="Table1.B2" office:value-type="string">
            <text:p text:style-name="P6">Spore vamp<text:span text:style-name="T31"> - </text:span><text:span text:style-name="T22">buddie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3">Ysha’ak </text:span>(Grif)</text:p>
          </table:table-cell>
          <table:table-cell table:style-name="Table1.B2" office:value-type="string">
            <text:p text:style-name="P6">Time raider tactician “<text:span text:style-name="T18">ee-shak”</text:span><text:span text:style-name="T31"> - </text:span><text:span text:style-name="T22">buddie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3">Lazarus </text:span>(Leg<text:span text:style-name="T19">endary</text:span>)</text:p>
          </table:table-cell>
          <table:table-cell table:style-name="Table1.B2" office:value-type="string">
            <text:p text:style-name="P5">Necro Summoner - <text:span text:style-name="T23">chill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6">Nimue</text:span> (Panch)</text:p>
          </table:table-cell>
          <table:table-cell table:style-name="Table1.B2" office:value-type="string">
            <text:p text:style-name="P7">Green Elementalist “nim-yu-ay”</text:p>
          </table:table-cell>
        </table:table-row>
      </table:table>
      <text:list xml:id="list103128318504122" text:continue-numbering="true" text:style-name="WWNum1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2668838848928">
          <table:table-cell table:style-name="Table2.A1" office:value-type="string">
            <text:list xml:id="list590134249" text:style-name="L1">
              <text:list-item>
                <text:p text:style-name="P16">Safety: Not trying to approach any line, except gore stuff and hostages (who are all adults). Feelings? X-Card: ping me to test! <text:span text:style-name="T33">No surgery, intestines</text:span></text:p>
              </text:list-item>
              <text:list-item>
                <text:p text:style-name="P16">Bio-break at halfway point, 15/20 minutes.</text:p>
              </text:list-item>
              <text:list-item>
                <text:p text:style-name="P17">Owlbear quick rundown: scroll, ping, move character, change numbers, roll dice</text:p>
              </text:list-item>
              <text:list-item>
                <text:p text:style-name="P17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8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2668838859264">
          <table:table-cell table:style-name="Table2.A2" office:value-type="string">
            <text:list xml:id="list103127218911182" text:continue-numbering="true" text:style-name="L1">
              <text:list-item>
                <text:p text:style-name="P19">Owlbear was down! Using foundry!</text:p>
              </text:list-item>
              <text:list-item>
                <text:p text:style-name="P20"><text:span text:style-name="T17">About to f</text:span>ight Hawklords at Ivywatch Keep</text:p>
              </text:list-item>
              <text:list-item>
                <text:p text:style-name="P21">They found the LETTER and the ROSARY</text:p>
              </text:list-item>
            </text:list>
          </table:table-cell>
        </table:table-row>
      </table:table>
      <text:list xml:id="list103126615875094" text:continue-list="list103128318504122" text:style-name="WWNum1">
        <text:list-item>
          <text:list>
            <text:list-item>
              <text:list>
                <text:list-item>
                  <text:h text:style-name="P12" text:outline-level="3">Session <text:span text:style-name="T17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03126897168050" text:continue-list="list103127218911182" text:style-name="L1">
              <text:list-item>
                <text:p text:style-name="P26">PREP: <text:span text:style-name="T21">Hawklords, Horror, </text:span><text:span text:style-name="T25">Secret Tunnel</text:span><text:span text:style-name="T9"> </text:span></text:p>
              </text:list-item>
              <text:list-item>
                <text:p text:style-name="P22">Yshaak has a bane on first power roll in <text:span text:style-name="T20">combat </text:span>encounter</text:p>
              </text:list-item>
              <text:list-item>
                <text:p text:style-name="P23">Enemies are slowed (EoT)</text:p>
              </text:list-item>
              <text:list-item>
                <text:p text:style-name="P30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 table:style-name="TableLine2668838849744">
          <table:table-cell table:style-name="Table4.A1" office:value-type="string">
            <text:list xml:id="list103127114127022" text:continue-numbering="true" text:style-name="L1">
              <text:list-item>
                <text:p text:style-name="P31"><text:span text:style-name="T24">Round 2; </text:span><text:span text:style-name="T21">Horror: 138, Hand </text:span><text:span text:style-name="T24">Squad A</text:span><text:span text:style-name="T21">: </text:span><text:span text:style-name="T30">12</text:span><text:span text:style-name="T21">, </text:span><text:span text:style-name="T24">Hand Squad B: 32, Malice: 3</text:span><text:span text:style-name="T29">+7</text:span></text:p>
              </text:list-item>
            </text:list>
          </table:table-cell>
        </table:table-row>
      </table:table>
      <text:list xml:id="list103128183575772" text:continue-list="list103126615875094" text:style-name="WWNum1">
        <text:list-item>
          <text:list>
            <text:list-item>
              <text:list>
                <text:list-item>
                  <text:h text:style-name="P13" text:outline-level="3">Session <text:span text:style-name="T32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Line2668838850288">
          <table:table-cell table:style-name="Table6.A1" office:value-type="string">
            <text:list xml:id="list103126746752909" text:continue-list="list103127114127022" text:style-name="L1">
              <text:list-item>
                <text:p text:style-name="P27"><text:span text:style-name="T12">PREP: </text:span><text:span text:style-name="T26">Gaol, Tomb, Mess</text:span><text:span text:style-name="T10"> </text:span></text:p>
              </text:list-item>
            </text:list>
          </table:table-cell>
        </table:table-row>
        <table:table-row table:style-name="TableLine2668838879664">
          <table:table-cell table:style-name="Table6.A2" office:value-type="string">
            <text:list xml:id="list103127448778729" text:continue-numbering="true" text:style-name="L1">
              <text:list-item>
                <text:p text:style-name="P32">Infiltrating with Qoroth! They basically got a lore dump, they have the oath.</text:p>
              </text:list-item>
              <text:list-item>
                <text:p text:style-name="P33">They don’t know about the path to the tomb yet</text:p>
              </text:list-item>
              <text:list-item>
                <text:p text:style-name="P34">Yshaak’s Beyond Sight gives line of sight for Mark</text:p>
              </text:list-item>
            </text:list>
          </table:table-cell>
        </table:table-row>
      </table:table>
      <text:list xml:id="list103126442883087" text:continue-list="list103128183575772" text:style-name="WWNum1">
        <text:list-item>
          <text:list>
            <text:list-item>
              <text:list>
                <text:list-item>
                  <text:h text:style-name="P14" text:outline-level="3"><text:span text:style-name="T6">Session </text:span><text:span text:style-name="T7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Line2668838879936">
          <table:table-cell table:style-name="Table5.A1" office:value-type="string">
            <text:list xml:id="list103127751874543" text:continue-list="list103127448778729" text:style-name="L1">
              <text:list-item>
                <text:p text:style-name="P28"><text:span text:style-name="T12">PREP: </text:span><text:span text:style-name="T27">Chapel</text:span><text:span text:style-name="T11"> </text:span></text:p>
              </text:list-item>
            </text:list>
          </table:table-cell>
        </table:table-row>
        <table:table-row table:style-name="TableLine2668838875312">
          <table:table-cell table:style-name="Table5.A2" office:value-type="string">
            <text:list xml:id="list103126347698858" text:continue-numbering="true" text:style-name="L1">
              <text:list-item>
                <text:p text:style-name="P24">Yshaak sees the ladder to the tomb with Beyond Sight!</text:p>
              </text:list-item>
              <text:list-item>
                <text:p text:style-name="P35">^^ this made it nearly impossible (and I failed) to let the bloodeye escape with a hostage.</text:p>
              </text:list-item>
              <text:list-item>
                <text:p text:style-name="P37">Heroes found the Tomb, want to swear oath, <text:span text:style-name="T34">but need the Prayer from the Chapel</text:span></text:p>
              </text:list-item>
            </text:list>
          </table:table-cell>
        </table:table-row>
      </table:table>
      <text:list xml:id="list103127381384262" text:continue-list="list103126442883087" text:style-name="WWNum1">
        <text:list-item>
          <text:list>
            <text:list-item>
              <text:list>
                <text:list-item>
                  <text:h text:style-name="P15" text:outline-level="3"><text:soft-page-break/><text:span text:style-name="T6">Session </text:span><text:span text:style-name="T8">5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Line2668984703552">
          <table:table-cell table:style-name="Table7.A1" office:value-type="string">
            <text:list xml:id="list103127501287402" text:continue-list="list103126347698858" text:style-name="L1">
              <text:list-item>
                <text:p text:style-name="P29"><text:span text:style-name="T12">PREP: </text:span><text:span text:style-name="T28">I think we’re good, maybe prep Yslansh &amp; Torment?</text:span><text:span text:style-name="T11"> </text:span></text:p>
              </text:list-item>
            </text:list>
          </table:table-cell>
        </table:table-row>
        <table:table-row table:style-name="TableLine2668984704368">
          <table:table-cell table:style-name="Table7.A2" office:value-type="string">
            <text:list xml:id="list103126642405187" text:continue-numbering="true" text:style-name="L1">
              <text:list-item>
                <text:p text:style-name="P25">The heroes earned some materials!</text:p>
              </text:list-item>
              <text:list-item>
                <text:p text:style-name="P38">Draw Steel in the Mess! 5 Victories = 11 Malice</text:p>
              </text:list-item>
            </text:list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5H6M43S</meta:editing-duration>
    <meta:editing-cycles>617</meta:editing-cycles>
    <meta:generator>LibreOffice/7.2.2.2$Windows_X86_64 LibreOffice_project/02b2acce88a210515b4a5bb2e46cbfb63fe97d56</meta:generator>
    <dc:date>2025-07-25T10:31:26.126000000</dc:date>
    <meta:document-statistic meta:table-count="7" meta:image-count="0" meta:object-count="0" meta:page-count="2" meta:paragraph-count="41" meta:word-count="330" meta:character-count="1795" meta:non-whitespace-character-count="1526"/>
  </office:meta>
</office:document-meta>
</file>